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InputStream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InputStream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InputStream.read( final byte [ ] buffer , final int offset , final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nitorInputStream.MonitorInputStream( final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itor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nitorInputStream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nitorInputStream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